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9.090909090909092" office:value-type="float"/>
          <table:table-cell table:style-name="acquired_lot_note_fiat" office:value="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59090909090909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5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5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30.90909090909091" office:value-type="float"/>
          <table:table-cell table:style-name="acquired_lot_note_fiat" office:value="28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8590909090909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7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7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2.00000000 of 2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2.00000000 of 5.00000000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01 09:4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8.571428571428571" office:value-type="float"/>
          <table:table-cell table:style-name="acquired_lot_note_fiat" office:value="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071428571428571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0.50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5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5.428571428571429" office:value-type="float"/>
          <table:table-cell table:style-name="acquired_lot_note_fiat" office:value="18.4090909090909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.980519480519480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90000000 of 1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9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01 09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5.5" office:value-type="float"/>
          <table:table-cell table:style-name="acquired_lot_note_border_fiat" office:value="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5" office:value-type="float"/>
          <table:table-cell table:style-name="taxable_event_note_border_default" office:value-type="string">
            <text:p>OUT / STAKING</text:p>
          </table:table-cell>
          <table:table-cell table:style-name="acquired_lot_note_border_default" office:value-type="string">
            <text:p>1/1: 0.5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50000000 of 0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09T10:58:19.346547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